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ber of Thread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st Size</text:p>
          </table:table-cell>
          <table:table-cell table:number-columns-repeated="3" table:style-name="ce2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 Thread</text:p>
          </table:table-cell>
          <table:table-cell table:number-columns-repeated="3" table:style-name="ce3" office:value-type="float" office:value="5.75" calcext:value-type="float">
            <text:p>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ic Threading</text:p>
          </table:table-cell>
          <table:table-cell table:style-name="ce3" office:value-type="float" office:value="5.9299" calcext:value-type="float">
            <text:p>5.9299</text:p>
          </table:table-cell>
          <table:table-cell table:style-name="ce3" office:value-type="float" office:value="5.52" calcext:value-type="float">
            <text:p>5.52</text:p>
          </table:table-cell>
          <table:table-cell table:style-name="ce3" office:value-type="float" office:value="4.91" calcext:value-type="float">
            <text:p>4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Threading</text:p>
          </table:table-cell>
          <table:table-cell table:style-name="ce3" office:value-type="float" office:value="5.82" calcext:value-type="float">
            <text:p>5.8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5.77" calcext:value-type="float">
            <text:p>5.77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ber of Thread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st Size</text:p>
          </table:table-cell>
          <table:table-cell table:number-columns-repeated="3" table:style-name="ce2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gle Thread</text:p>
          </table:table-cell>
          <table:table-cell table:number-columns-repeated="3" table:style-name="ce3"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ic Threading</text:p>
          </table:table-cell>
          <table:table-cell table:style-name="ce3" office:value-type="float" office:value="62.2" calcext:value-type="float">
            <text:p>62.2</text:p>
          </table:table-cell>
          <table:table-cell table:style-name="ce3" office:value-type="float" office:value="5.52" calcext:value-type="float">
            <text:p>5.52</text:p>
          </table:table-cell>
          <table:table-cell table:style-name="ce3" office:value-type="float" office:value="4.91" calcext:value-type="float">
            <text:p>4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Threading</text:p>
          </table:table-cell>
          <table:table-cell table:style-name="ce3" office:value-type="float" office:value="62.22" calcext:value-type="float">
            <text:p>62.2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5.77" calcext:value-type="float">
            <text:p>5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0:26:19.131775075</meta:creation-date>
    <dc:date>2023-02-27T20:49:47.807795572</dc:date>
    <meta:editing-duration>PT23M28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